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code) run id = 2'.A1:'similarity (splitting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43:29.0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44:55.777000000</dc:date>
    <meta:editing-duration>PT10M49S</meta:editing-duration>
    <meta:editing-cycles>6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